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1.1244in"/>
    </style:style>
    <style:style style:name="co3" style:family="table-column">
      <style:table-column-properties fo:break-before="auto" style:column-width="0.8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Tree</text:p>
          </table:table-cell>
          <table:table-cell table:style-name="ce1" office:value-type="string">
            <text:p>SES</text:p>
          </table:table-cell>
          <table:table-cell table:style-name="ce1" office:value-type="string">
            <text:p>P-value</text:p>
          </table:table-cell>
        </table:table-row>
        <table:table-row table:style-name="ro1">
          <table:table-cell office:value-type="string">
            <text:p>gnu.13</text:p>
          </table:table-cell>
          <table:table-cell office:value-type="float" office:value="-5.08047363092504">
            <text:p>-5.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u.16</text:p>
          </table:table-cell>
          <table:table-cell office:value-type="float" office:value="-2.57352088080162">
            <text:p>-2.574</text:p>
          </table:table-cell>
          <table:table-cell office:value-type="float" office:value="0.0032">
            <text:p>0.0032</text:p>
          </table:table-cell>
        </table:table-row>
        <table:table-row table:style-name="ro1">
          <table:table-cell office:value-type="string">
            <text:p>gnu.19</text:p>
          </table:table-cell>
          <table:table-cell office:value-type="float" office:value="-10.4542897084825">
            <text:p>-10.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u.37</text:p>
          </table:table-cell>
          <table:table-cell office:value-type="float" office:value="-7.55930932296787">
            <text:p>-7.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u.59</text:p>
          </table:table-cell>
          <table:table-cell office:value-type="float" office:value="-4.86962083241298">
            <text:p>-4.8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u.68.ramet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nu.76</text:p>
          </table:table-cell>
          <table:table-cell office:value-type="float" office:value="-4.30182891026569">
            <text:p>-4.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nu.85</text:p>
          </table:table-cell>
          <table:table-cell office:value-type="float" office:value="-10.5701047768483">
            <text:p>-10.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l.1</text:p>
          </table:table-cell>
          <table:table-cell office:value-type="float" office:value="-7.38734189710915">
            <text:p>-7.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l.2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l.3</text:p>
          </table:table-cell>
          <table:table-cell office:value-type="float" office:value="-2.6162286997259">
            <text:p>-2.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l.4</text:p>
          </table:table-cell>
          <table:table-cell office:value-type="float" office:value="-0.639079397821999">
            <text:p>-0.639</text:p>
          </table:table-cell>
          <table:table-cell office:value-type="float" office:value="0.2836">
            <text:p>0.2836</text:p>
          </table:table-cell>
        </table:table-row>
        <table:table-row table:style-name="ro1">
          <table:table-cell office:value-type="string">
            <text:p>ll.5</text:p>
          </table:table-cell>
          <table:table-cell office:value-type="float" office:value="-2.27956817093022">
            <text:p>-2.280</text:p>
          </table:table-cell>
          <table:table-cell office:value-type="float" office:value="0.0162">
            <text:p>0.0162</text:p>
          </table:table-cell>
        </table:table-row>
        <table:table-row table:style-name="ro1">
          <table:table-cell office:value-type="string">
            <text:p>ll.7</text:p>
          </table:table-cell>
          <table:table-cell office:value-type="float" office:value="-1.19781811968763">
            <text:p>-1.198</text:p>
          </table:table-cell>
          <table:table-cell office:value-type="float" office:value="0.1244">
            <text:p>0.12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10/09/2013</text:date>, <text:time>12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9T12:16:43</dc:date>
    <dc:creator>Matthew Lau</dc:creator>
    <meta:generator>OpenOffice.org/3.4.1$Unix OpenOffice.org_project/341m1$Build-9593</meta:generator>
    <meta:editing-duration>PT2M12S</meta:editing-duration>
    <meta:editing-cycles>1</meta:editing-cycles>
    <meta:document-statistic meta:table-count="1" meta:cell-count="45" meta:object-count="0"/>
  </office:meta>
</office:document-meta>
</file>